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weight="bold" style:font-weight-asian="bold" style:font-weight-complex="bold"/>
    </style:style>
    <style:style style:name="T3" style:family="text">
      <style:text-properties style:font-name="Times New Roman1" fo:font-weight="normal" style:font-weight-asian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Metrics Scores</text:p>
      <text:p text:style-name="P1"/>
      <text:p text:style-name="P1"/>
      <text:p text:style-name="P1"/>
      <text:list xml:id="list8218952043938772991" text:style-name="L1">
        <text:list-item>
          <text:p text:style-name="P3"><text:span text:style-name="T5">Accuracy</text:span></text:p>
        </text:list-item>
      </text:list>
      <text:p text:style-name="P2"><text:tab/><draw:frame draw:style-name="fr1" draw:name="Objet1" text:anchor-type="as-char" svg:y="-0.619cm" svg:width="3.858cm" svg:height="0.998cm" draw:z-index="0"><draw:object xlink:href="./Object 1" xlink:type="simple" xlink:show="embed" xlink:actuate="onLoad"/><draw:image xlink:href="./ObjectReplacements/Object 1" xlink:type="simple" xlink:show="embed" xlink:actuate="onLoad"/></draw:frame>où t = true ; f = false ; p = positive et n = negative</text:p>
      <text:p text:style-name="P2"><text:tab/>À utiliser quand le problème est balanced, et quand toutes les classes ont la même <text:tab/>importance.</text:p>
      <text:p text:style-name="P2"/>
      <text:p text:style-name="P2"><text:s/><text:span text:style-name="T5"><text:s text:c="5"/>2.<text:tab/>F1/FBeta</text:span></text:p>
      <text:p text:style-name="P2"><text:tab/><draw:frame draw:style-name="fr1" draw:name="Objet2" text:anchor-type="as-char" svg:y="-0.619cm" svg:width="6.414cm" svg:height="1.074cm" draw:z-index="1"><draw:object xlink:href="./Object 2" xlink:type="simple" xlink:show="embed" xlink:actuate="onLoad"/><draw:image xlink:href="./ObjectReplacements/Object 2" xlink:type="simple" xlink:show="embed" xlink:actuate="onLoad"/></draw:frame><text:tab/><draw:frame draw:style-name="fr1" draw:name="Objet3" text:anchor-type="as-char" svg:y="-0.619cm" svg:width="4.703cm" svg:height="0.998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tab/>À utiliser dans les problèmes de classification binaire.</text:p>
      <text:p text:style-name="P2"><text:tab/>Augmenter le <text:span text:style-name="T1">β</text:span><text:span text:style-name="T4"> permet d'apporter plus d'attention à la précision.</text:span></text:p>
      <text:p text:style-name="P2"><text:span text:style-name="T4"><text:tab/>0 &lt; <text:s/></text:span><text:span text:style-name="T1">β &lt; 1 ; donne plus d'importance au recall, là où </text:span><text:span text:style-name="T3"><text:s/>β &gt; 1 ; prévilégie la précision.</text:span></text:p>
      <text:p text:style-name="P2"><text:span text:style-name="T3"><text:tab/>F_1 est donc l'équilibre entre la précision et le recall.</text:span></text:p>
      <text:p text:style-name="P2"><text:span text:style-name="T3"/></text:p>
      <text:p text:style-name="P2"><text:span text:style-name="T3"><text:s text:c="3"/></text:span><text:span text:style-name="T2"><text:s text:c="3"/>3. <text:tab/>ROC AUC </text:span></text:p>
      <text:p text:style-name="P2"><text:span text:style-name="T2"/></text:p>
      <text:p text:style-name="P2"><text:span text:style-name="T3"><text:tab/></text:span><text:span text:style-name="T2">ROC</text:span><text:span text:style-name="T3"> (</text:span><text:span text:style-name="T2">R</text:span><text:span text:style-name="T3">eceiver </text:span><text:span text:style-name="T2">O</text:span><text:span text:style-name="T3">perating </text:span><text:span text:style-name="T2">C</text:span><text:span text:style-name="T3">haracteristic curve) est une courbe qui mets en relation le </text:span><text:span text:style-name="T2">TPR <text:tab/></text:span><text:span text:style-name="T3">(</text:span><text:span text:style-name="T2">T</text:span><text:span text:style-name="T3">rue </text:span><text:span text:style-name="T2">P</text:span><text:span text:style-name="T3">ositive </text:span><text:span text:style-name="T2">R</text:span><text:span text:style-name="T3">ate) et le </text:span><text:span text:style-name="T2">FPR</text:span><text:span text:style-name="T3"> (</text:span><text:span text:style-name="T2">F</text:span><text:span text:style-name="T3">alse </text:span><text:span text:style-name="T2">P</text:span><text:span text:style-name="T3">ositive </text:span><text:span text:style-name="T2">R</text:span><text:span text:style-name="T3">ate).</text:span></text:p>
      <text:p text:style-name="P2"><text:span text:style-name="T3"><text:tab/></text:span><text:span text:style-name="T3"><draw:frame draw:style-name="fr1" draw:name="Objet4" text:anchor-type="as-char" svg:y="-0.619cm" svg:width="2.896cm" svg:height="0.998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3"><text:tab/></text:span><text:span text:style-name="T3"><draw:frame draw:style-name="fr1" draw:name="Objet5" text:anchor-type="as-char" svg:y="-0.619cm" svg:width="2.949cm" svg:height="0.998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"><text:span text:style-name="T3"><text:tab/></text:span><text:span text:style-name="T2">AUC </text:span><text:span text:style-name="T3">(</text:span><text:span text:style-name="T2">A</text:span><text:span text:style-name="T3">rea </text:span><text:span text:style-name="T2">U</text:span><text:span text:style-name="T3">nder the </text:span><text:span text:style-name="T2">C</text:span><text:span text:style-name="T3">urve) est simplement l'intégrale de la courbe </text:span><text:span text:style-name="T2">ROC</text:span><text:span text:style-name="T3">.</text:span></text:p>
      <text:p text:style-name="P2"><text:span text:style-name="T3"><text:tab/>Il peut être </text:span><text:a xlink:type="simple" xlink:href="https://en.wikipedia.org/wiki/Mann–Whitney_U_test#Area-under-curve_(AUC)_statistic_for_ROC_curves" text:style-name="Internet_20_link" text:visited-style-name="Visited_20_Internet_20_Link"><text:span text:style-name="T3">prouver</text:span></text:a><text:span text:style-name="T3"> que le score </text:span><text:span text:style-name="T2">ROC AUC</text:span><text:span text:style-name="T3"> revient à calculer le rang de correlation entre la <text:tab/>prédiction et l'objectif. Cela peut également être interprété comme montrer à quel point un <text:tab/>modèle est bon à classer les prédictions.</text:span></text:p>
      <text:p text:style-name="P2"><text:span text:style-name="T3"><text:tab/>À utiliser quand l'on veut principalement classer les prédicitions. </text:span></text:p>
      <text:p text:style-name="P2"><text:span text:style-name="T3"><text:tab/>À ne pas utiliser quand le dataset est fortement imbalanced. </text:span></text:p>
      <text:p text:style-name="P2"><text:span text:style-name="T3"/></text:p>
      <text:p text:style-name="P2"><text:span text:style-name="T3"><text:s text:c="6"/>4.<text:tab/></text:span><text:span text:style-name="T2">PR AUC</text:span></text:p>
      <text:p text:style-name="P2"><text:span text:style-name="T2"><text:tab/></text:span></text:p>
      <text:p text:style-name="P2"><text:span text:style-name="T2"><text:tab/>PR</text:span><text:span text:style-name="T3"> (</text:span><text:span text:style-name="T2">P</text:span><text:span text:style-name="T3">recision-</text:span><text:span text:style-name="T2">R</text:span><text:span text:style-name="T3">ecall) est une courbe qui mets en relation la precision et le recall.</text:span></text:p>
      <text:p text:style-name="P2"><text:span text:style-name="T3"><text:tab/></text:span><text:span text:style-name="T2">AUC</text:span><text:span text:style-name="T3"> a la même signification que dans ROC, à savoir l'intégrale de la courbe </text:span><text:span text:style-name="T2">PR</text:span><text:span text:style-name="T3">. </text:span></text:p>
      <text:p text:style-name="P2"><text:span text:style-name="T3"><text:tab/>Ce metric peut être utile pour trouver à partir de quel recall la précision se met à vite baisser.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ine Ousselin</meta:initial-creator>
    <meta:creation-date>2022-05-19T12:03:45.42</meta:creation-date>
    <dc:date>2022-05-19T15:52:17.39</dc:date>
    <dc:creator>Antoine Ousselin</dc:creator>
    <meta:editing-duration>PT3H48M20S</meta:editing-duration>
    <meta:editing-cycles>28</meta:editing-cycles>
    <meta:generator>OpenOffice/4.1.10$Win32 OpenOffice.org_project/4110m2$Build-9807</meta:generator>
    <meta:document-statistic meta:table-count="0" meta:image-count="0" meta:object-count="5" meta:page-count="1" meta:paragraph-count="22" meta:word-count="233" meta:character-count="1345"/>
  </office:meta>
</office:document-meta>
</file>

<file path=Object 1/content.xml><?xml version="1.0" encoding="utf-8"?>
<math xmlns="http://www.w3.org/1998/Math/MathML">
  <semantics>
    <mrow>
      <mrow>
        <mi mathvariant="italic">AC</mi>
        <mo stretchy="false">=</mo>
        <mfrac>
          <mrow>
            <mrow>
              <mi mathvariant="italic">tp</mi>
              <mo stretchy="false">+</mo>
              <mi mathvariant="italic">tn</mi>
            </mrow>
          </mrow>
          <mrow>
            <mrow>
              <mrow>
                <mrow>
                  <mi mathvariant="italic">tp</mi>
                  <mo stretchy="false">+</mo>
                  <mi mathvariant="italic">fp</mi>
                </mrow>
                <mo stretchy="false">+</mo>
                <mi mathvariant="italic">tn</mi>
              </mrow>
              <mo stretchy="false">+</mo>
              <mi mathvariant="italic">fn</mi>
            </mrow>
          </mrow>
        </mfrac>
      </mrow>
    </mrow>
    <annotation encoding="StarMath 5.0">AC = {tp + tn} over {tp + fp + tn + fn}</annotation>
  </semantics>
</math>
</file>

<file path=Object 2/content.xml><?xml version="1.0" encoding="utf-8"?>
<math xmlns="http://www.w3.org/1998/Math/MathML">
  <semantics>
    <mrow>
      <mrow>
        <msub>
          <mi>F</mi>
          <mi mathvariant="italic">beta</mi>
        </msub>
        <mo stretchy="false">=</mo>
        <mrow>
          <mo stretchy="false">(</mo>
          <mrow>
            <mrow>
              <mn>1</mn>
              <mo stretchy="false">+</mo>
              <msup>
                <mo stretchy="false">β</mo>
                <mn>2</mn>
              </msup>
            </mrow>
          </mrow>
          <mo stretchy="false">)</mo>
        </mrow>
      </mrow>
      <mfrac>
        <mrow>
          <mrow>
            <mi mathvariant="italic">precision</mi>
            <mo stretchy="false">×</mo>
            <mi mathvariant="italic">recall</mi>
          </mrow>
        </mrow>
        <mrow>
          <mrow>
            <mrow>
              <msup>
                <mo stretchy="false">β</mo>
                <mn>2</mn>
              </msup>
              <mo stretchy="false">×</mo>
              <mi mathvariant="italic">precision</mi>
            </mrow>
            <mo stretchy="false">+</mo>
            <mi mathvariant="italic">recall</mi>
          </mrow>
        </mrow>
      </mfrac>
    </mrow>
    <annotation encoding="StarMath 5.0">F_beta = (1+%beta^2) {precision times recall} over {%beta^2 times precision + recall}</annotation>
  </semantics>
</math>
</file>

<file path=Object 3/content.xml><?xml version="1.0" encoding="utf-8"?>
<math xmlns="http://www.w3.org/1998/Math/MathML">
  <semantics>
    <mrow>
      <mrow>
        <msub>
          <mi>F</mi>
          <mn>1</mn>
        </msub>
        <mo stretchy="false">=</mo>
        <mrow>
          <mn>2</mn>
          <mo stretchy="false">×</mo>
          <mrow>
            <mfrac>
              <mrow>
                <mrow>
                  <mi mathvariant="italic">precision</mi>
                  <mo stretchy="false">×</mo>
                  <mi mathvariant="italic">recall</mi>
                </mrow>
              </mrow>
              <mrow>
                <mrow>
                  <mi mathvariant="italic">precision</mi>
                  <mo stretchy="false">+</mo>
                  <mi mathvariant="italic">recall</mi>
                </mrow>
              </mrow>
            </mfrac>
          </mrow>
        </mrow>
      </mrow>
    </mrow>
    <annotation encoding="StarMath 5.0">F_1 = 2 times {{precision times recall} over {precision + recall}}</annotation>
  </semantics>
</math>
</file>

<file path=Object 4/content.xml><?xml version="1.0" encoding="utf-8"?>
<math xmlns="http://www.w3.org/1998/Math/MathML">
  <semantics>
    <mrow>
      <mrow>
        <mi mathvariant="italic">TPR</mi>
        <mo stretchy="false">=</mo>
        <mfrac>
          <mi mathvariant="italic">TP</mi>
          <mrow>
            <mrow>
              <mi mathvariant="italic">TP</mi>
              <mo stretchy="false">+</mo>
              <mi mathvariant="italic">FN</mi>
            </mrow>
          </mrow>
        </mfrac>
      </mrow>
    </mrow>
    <annotation encoding="StarMath 5.0">TPR = TP over {TP+FN}</annotation>
  </semantics>
</math>
</file>

<file path=Object 5/content.xml><?xml version="1.0" encoding="utf-8"?>
<math xmlns="http://www.w3.org/1998/Math/MathML">
  <semantics>
    <mrow>
      <mrow>
        <mi mathvariant="italic">FPR</mi>
        <mo stretchy="false">=</mo>
        <mfrac>
          <mi mathvariant="italic">FP</mi>
          <mrow>
            <mrow>
              <mi mathvariant="italic">FP</mi>
              <mo stretchy="false">+</mo>
              <mi mathvariant="italic">TN</mi>
            </mrow>
          </mrow>
        </mfrac>
      </mrow>
    </mrow>
    <annotation encoding="StarMath 5.0">FPR = FP over {FP + TN}</annotation>
  </semantics>
</math>
</file>